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fo:font-size="8pt" style:font-size-asian="8pt" style:font-size-complex="8pt"/>
    </style:style>
    <style:style style:name="ce3" style:family="table-cell" style:parent-style-name="Default" style:data-style-name="N10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dans le champ du PMSI-MCO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is de sortie 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nnée de sortie 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 du champ PMSI-MCO 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totale du séjour dans le champ du PMSI 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limta </text:p>
          </table:table-cell>
          <table:table-cell table:style-name="ce1" office:value-type="string" calcext:value-type="string">
            <text:p>TR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1" calcext:value-type="float">
            <text:p>131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style-name="ce2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table:number-columns-repeated="4"/>
          <table:table-cell table:style-name="ce2"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49" calcext:value-type="float">
            <text:p>149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4" calcext:value-type="float">
            <text:p>17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6" calcext:value-type="float">
            <text:p>17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séquentiel du RUM ayant fourni le DP 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8" calcext:value-type="float">
            <text:p>2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8" calcext:value-type="float">
            <text:p>21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38" calcext:value-type="float">
            <text:p>23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° séquentiel de RUM 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Filler </text:p>
          </table:table-cell>
          <table:table-cell table:style-name="ce1" office:value-type="string" calcext:value-type="string">
            <text:p>FIL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élai depuis la date d'entrée 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7:31.1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1-16T20:17:51.102000000</dc:date>
    <meta:editing-duration>PT7H38M30S</meta:editing-duration>
    <meta:editing-cycles>19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624" meta:object-count="0"/>
  </office:meta>
</office:document-meta>
</file>